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93cm"/>
    </style:style>
    <style:style style:name="co5" style:family="table-column">
      <style:table-column-properties fo:break-before="auto" style:column-width="1.669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color="#800000" fo:font-size="13pt" fo:language="zxx" fo:country="none" style:font-name-asian="Lucida Sans Unicode" style:font-size-asian="13pt" style:language-asian="en" style:country-asian="US" style:font-size-complex="13pt" style:language-complex="en" style:country-complex="US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시트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number-columns-repeated="5" table:default-cell-style-name="ce3"/>
        <table:table-column table:style-name="co3" table:number-columns-repeated="247" table:default-cell-style-name="Default"/>
        <table:table-row table:style-name="ro1">
          <table:table-cell table:style-name="ce1" office:value-type="string">
            <text:p>탬플릿이름</text:p>
          </table:table-cell>
          <table:table-cell table:style-name="ce1" office:value-type="string">
            <text:p>스프라이트경로</text:p>
          </table:table-cell>
          <table:table-cell table:style-name="ce1" office:value-type="string">
            <text:p>아이디</text:p>
          </table:table-cell>
          <table:table-cell table:style-name="ce1" office:value-type="string">
            <text:p>보여지는 이미지번호</text:p>
          </table:table-cell>
          <table:table-cell table:style-name="ce1" office:value-type="string">
            <text:p>인자1</text:p>
          </table:table-cell>
          <table:table-cell table:style-name="ce1" office:value-type="string">
            <text:p>인자2</text:p>
          </table:table-cell>
          <table:table-cell table:style-name="ce1" office:value-type="string">
            <text:p>인자3</text:p>
          </table:table-cell>
          <table:table-cell table:style-name="ce1" office:value-type="string">
            <text:p>인자4</text:p>
          </table:table-cell>
          <table:table-cell table:style-name="ce1" office:value-type="string">
            <text:p>인자5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pillarbig</text:p>
          </table:table-cell>
          <table:table-cell office:value-type="string">
            <text:p>.\..\..\gfx\sprites\background\map_16.sprite</text:p>
          </table:table-cell>
          <table:table-cell table:style-name="ce4" office:value-type="float" office:value="1700">
            <text:p>1700</text:p>
          </table:table-cell>
          <table:table-cell table:number-columns-repeated="6" table:style-name="ce4" office:value-type="float" office:value="0">
            <text:p>0</text:p>
          </table:table-cell>
          <table:table-cell table:style-name="ce5" table:number-columns-repeated="247"/>
        </table:table-row>
        <table:table-row table:style-name="ro3">
          <table:table-cell table:style-name="ce2" office:value-type="string">
            <text:p>pillarmiddle_out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01">
            <text:p>17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illarmiddle_in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02">
            <text:p>17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h_no</text:p>
          </table:table-cell>
          <table:table-cell office:value-type="string">
            <text:p>.\..\..\gfx\sprites\background\map_16.sprite</text:p>
          </table:table-cell>
          <table:table-cell table:style-name="ce4" office:value-type="float" office:value="1703">
            <text:p>1703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illarback_in1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04">
            <text:p>170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illarback_in2_l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05">
            <text:p>170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illarback_in2_r</text:p>
          </table:table-cell>
          <table:table-cell office:value-type="string">
            <text:p>.\..\..\gfx\sprites\background\map_16.sprite</text:p>
          </table:table-cell>
          <table:table-cell table:style-name="ce4" office:value-type="float" office:value="1706">
            <text:p>1706</text:p>
          </table:table-cell>
          <table:table-cell table:number-columns-repeated="2" table:style-name="ce4" office:value-type="float" office:value="6">
            <text:p>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illarback_in3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07">
            <text:p>170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ttern1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08">
            <text:p>170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ttern2</text:p>
          </table:table-cell>
          <table:table-cell office:value-type="string">
            <text:p>.\..\..\gfx\sprites\background\map_16.sprite</text:p>
          </table:table-cell>
          <table:table-cell table:style-name="ce4" office:value-type="float" office:value="1709">
            <text:p>1709</text:p>
          </table:table-cell>
          <table:table-cell table:number-columns-repeated="2" table:style-name="ce4" office:value-type="float" office:value="9">
            <text:p>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ttern_light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10">
            <text:p>171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tternback_out1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11">
            <text:p>171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tternback_out2</text:p>
          </table:table-cell>
          <table:table-cell office:value-type="string">
            <text:p>.\..\..\gfx\sprites\background\map_16.sprite</text:p>
          </table:table-cell>
          <table:table-cell table:style-name="ce4" office:value-type="float" office:value="1712">
            <text:p>1712</text:p>
          </table:table-cell>
          <table:table-cell table:number-columns-repeated="2" table:style-name="ce4" office:value-type="float" office:value="12">
            <text:p>1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tternback_out3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13">
            <text:p>171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tternback_out4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14">
            <text:p>171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tternback_in</text:p>
          </table:table-cell>
          <table:table-cell office:value-type="string">
            <text:p>.\..\..\gfx\sprites\background\map_16.sprite</text:p>
          </table:table-cell>
          <table:table-cell table:style-name="ce4" office:value-type="float" office:value="1715">
            <text:p>1715</text:p>
          </table:table-cell>
          <table:table-cell table:number-columns-repeated="2" table:style-name="ce4" office:value-type="float" office:value="15">
            <text:p>1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line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16">
            <text:p>171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devil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17">
            <text:p>1717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shadow</text:p>
          </table:table-cell>
          <table:table-cell office:value-type="string">
            <text:p>.\..\..\gfx\sprites\background\map_16.sprite</text:p>
          </table:table-cell>
          <table:table-cell table:style-name="ce4" office:value-type="float" office:value="1718">
            <text:p>1718</text:p>
          </table:table-cell>
          <table:table-cell table:number-columns-repeated="2" table:style-name="ce4" office:value-type="float" office:value="18">
            <text:p>1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front1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19">
            <text:p>1719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front2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20">
            <text:p>1720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exitin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21">
            <text:p>1721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exitout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22">
            <text:p>1722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lace_light</text:p>
          </table:table-cell>
          <table:table-cell office:value-type="string">
            <text:p>.\..\..\gfx\sprites\background\map_16.sprite</text:p>
          </table:table-cell>
          <table:table-cell table:style-name="ce3" office:value-type="float" office:value="1723">
            <text:p>1723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ire_blue_ani</text:p>
          </table:table-cell>
          <table:table-cell office:value-type="string">
            <text:p>.\..\..\gfx\sprites\background\map_17.sprite</text:p>
          </table:table-cell>
          <table:table-cell office:value-type="float" office:value="1800">
            <text:p>180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ire_green_ani</text:p>
          </table:table-cell>
          <table:table-cell office:value-type="string">
            <text:p>.\..\..\gfx\sprites\background\map_17.sprite</text:p>
          </table:table-cell>
          <table:table-cell office:value-type="float" office:value="1801">
            <text:p>1801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ire_purple_ani</text:p>
          </table:table-cell>
          <table:table-cell office:value-type="string">
            <text:p>.\..\..\gfx\sprites\background\map_17.sprite</text:p>
          </table:table-cell>
          <table:table-cell office:value-type="float" office:value="1802">
            <text:p>1802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ire_red_ani</text:p>
          </table:table-cell>
          <table:table-cell office:value-type="string">
            <text:p>.\..\..\gfx\sprites\background\map_17.sprite</text:p>
          </table:table-cell>
          <table:table-cell office:value-type="float" office:value="1803">
            <text:p>1803</text:p>
          </table:table-cell>
          <table:table-cell table:number-columns-repeated="2" table:style-name="Default" office:value-type="float" office:value="18">
            <text:p>1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ire_yellow_ani</text:p>
          </table:table-cell>
          <table:table-cell office:value-type="string">
            <text:p>.\..\..\gfx\sprites\background\map_17.sprite</text:p>
          </table:table-cell>
          <table:table-cell office:value-type="float" office:value="1804">
            <text:p>1804</text:p>
          </table:table-cell>
          <table:table-cell table:number-columns-repeated="2" table:style-name="Default" office:value-type="float" office:value="24">
            <text:p>2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mallfire_green_ani</text:p>
          </table:table-cell>
          <table:table-cell office:value-type="string">
            <text:p>.\..\..\gfx\sprites\background\map_17.sprite</text:p>
          </table:table-cell>
          <table:table-cell office:value-type="float" office:value="1805">
            <text:p>1805</text:p>
          </table:table-cell>
          <table:table-cell table:number-columns-repeated="2" table:style-name="Default" office:value-type="float" office:value="30">
            <text:p>3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mallfire_red_ani</text:p>
          </table:table-cell>
          <table:table-cell office:value-type="string">
            <text:p>.\..\..\gfx\sprites\background\map_17.sprite</text:p>
          </table:table-cell>
          <table:table-cell office:value-type="float" office:value="1806">
            <text:p>1806</text:p>
          </table:table-cell>
          <table:table-cell table:number-columns-repeated="2" table:style-name="Default" office:value-type="float" office:value="36">
            <text:p>3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scar1</text:p>
          </table:table-cell>
          <table:table-cell office:value-type="string">
            <text:p>.\..\..\gfx\sprites\background\map_31.sprite</text:p>
          </table:table-cell>
          <table:table-cell office:value-type="float" office:value="3200">
            <text:p>3200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scar2</text:p>
          </table:table-cell>
          <table:table-cell office:value-type="string">
            <text:p>.\..\..\gfx\sprites\background\map_31.sprite</text:p>
          </table:table-cell>
          <table:table-cell office:value-type="float" office:value="3201">
            <text:p>32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scar3</text:p>
          </table:table-cell>
          <table:table-cell office:value-type="string">
            <text:p>.\..\..\gfx\sprites\background\map_31.sprite</text:p>
          </table:table-cell>
          <table:table-cell office:value-type="float" office:value="3202">
            <text:p>3202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b1</text:p>
          </table:table-cell>
          <table:table-cell office:value-type="string">
            <text:p>.\..\..\gfx\sprites\background\map_31.sprite</text:p>
          </table:table-cell>
          <table:table-cell office:value-type="float" office:value="3203">
            <text:p>320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b2</text:p>
          </table:table-cell>
          <table:table-cell office:value-type="string">
            <text:p>.\..\..\gfx\sprites\background\map_31.sprite</text:p>
          </table:table-cell>
          <table:table-cell office:value-type="float" office:value="3204">
            <text:p>3204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b3</text:p>
          </table:table-cell>
          <table:table-cell office:value-type="string">
            <text:p>.\..\..\gfx\sprites\background\map_31.sprite</text:p>
          </table:table-cell>
          <table:table-cell office:value-type="float" office:value="3205">
            <text:p>320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dent1</text:p>
          </table:table-cell>
          <table:table-cell office:value-type="string">
            <text:p>.\..\..\gfx\sprites\background\map_31.sprite</text:p>
          </table:table-cell>
          <table:table-cell office:value-type="float" office:value="3206">
            <text:p>3206</text:p>
          </table:table-cell>
          <table:table-cell table:number-columns-repeated="2" table:style-name="ce4" office:value-type="float" office:value="6">
            <text:p>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dent2</text:p>
          </table:table-cell>
          <table:table-cell office:value-type="string">
            <text:p>.\..\..\gfx\sprites\background\map_31.sprite</text:p>
          </table:table-cell>
          <table:table-cell office:value-type="float" office:value="3207">
            <text:p>320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dent3</text:p>
          </table:table-cell>
          <table:table-cell office:value-type="string">
            <text:p>.\..\..\gfx\sprites\background\map_31.sprite</text:p>
          </table:table-cell>
          <table:table-cell office:value-type="float" office:value="3208">
            <text:p>3208</text:p>
          </table:table-cell>
          <table:table-cell table:number-columns-repeated="2"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zz_bastone1</text:p>
          </table:table-cell>
          <table:table-cell office:value-type="string">
            <text:p>.\..\..\gfx\sprites\background\map_31.sprite</text:p>
          </table:table-cell>
          <table:table-cell office:value-type="float" office:value="3209">
            <text:p>320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3">
          <table:table-cell office:value-type="string">
            <text:p>zz_bastone2</text:p>
          </table:table-cell>
          <table:table-cell office:value-type="string">
            <text:p>.\..\..\gfx\sprites\background\map_31.sprite</text:p>
          </table:table-cell>
          <table:table-cell office:value-type="float" office:value="3210">
            <text:p>3210</text:p>
          </table:table-cell>
          <table:table-cell table:number-columns-repeated="2"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number-columns-repeated="247"/>
        </table:table-row>
        <table:table-row table:style-name="ro3">
          <table:table-cell office:value-type="string">
            <text:p>carpet1</text:p>
          </table:table-cell>
          <table:table-cell office:value-type="string">
            <text:p>.\..\..\gfx\sprites\background\map_34.sprite</text:p>
          </table:table-cell>
          <table:table-cell office:value-type="float" office:value="3500">
            <text:p>3500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arpet2</text:p>
          </table:table-cell>
          <table:table-cell office:value-type="string">
            <text:p>.\..\..\gfx\sprites\background\map_34.sprite</text:p>
          </table:table-cell>
          <table:table-cell office:value-type="float" office:value="3501">
            <text:p>35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arpet3</text:p>
          </table:table-cell>
          <table:table-cell office:value-type="string">
            <text:p>.\..\..\gfx\sprites\background\map_34.sprite</text:p>
          </table:table-cell>
          <table:table-cell office:value-type="float" office:value="3502">
            <text:p>3502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hair1</text:p>
          </table:table-cell>
          <table:table-cell office:value-type="string">
            <text:p>.\..\..\gfx\sprites\background\map_34.sprite</text:p>
          </table:table-cell>
          <table:table-cell office:value-type="float" office:value="3503">
            <text:p>350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hair2</text:p>
          </table:table-cell>
          <table:table-cell office:value-type="string">
            <text:p>.\..\..\gfx\sprites\background\map_34.sprite</text:p>
          </table:table-cell>
          <table:table-cell office:value-type="float" office:value="3504">
            <text:p>3504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ooup</text:p>
          </table:table-cell>
          <table:table-cell office:value-type="string">
            <text:p>.\..\..\gfx\sprites\background\map_34.sprite</text:p>
          </table:table-cell>
          <table:table-cell office:value-type="float" office:value="3505">
            <text:p>350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oodown</text:p>
          </table:table-cell>
          <table:table-cell office:value-type="string">
            <text:p>.\..\..\gfx\sprites\background\map_34.sprite</text:p>
          </table:table-cell>
          <table:table-cell office:value-type="float" office:value="3506">
            <text:p>3506</text:p>
          </table:table-cell>
          <table:table-cell table:number-columns-repeated="2" table:style-name="ce4" office:value-type="float" office:value="6">
            <text:p>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andle_big</text:p>
          </table:table-cell>
          <table:table-cell office:value-type="string">
            <text:p>.\..\..\gfx\sprites\background\map_35.sprite</text:p>
          </table:table-cell>
          <table:table-cell office:value-type="float" office:value="3600">
            <text:p>3600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andle_middle</text:p>
          </table:table-cell>
          <table:table-cell office:value-type="string">
            <text:p>.\..\..\gfx\sprites\background\map_35.sprite</text:p>
          </table:table-cell>
          <table:table-cell office:value-type="float" office:value="3601">
            <text:p>360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andle_small</text:p>
          </table:table-cell>
          <table:table-cell office:value-type="string">
            <text:p>.\..\..\gfx\sprites\background\map_35.sprite</text:p>
          </table:table-cell>
          <table:table-cell office:value-type="float" office:value="3602">
            <text:p>3602</text:p>
          </table:table-cell>
          <table:table-cell table:number-columns-repeated="2" table:style-name="ce4" office:value-type="float" office:value="6">
            <text:p>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handelier</text:p>
          </table:table-cell>
          <table:table-cell office:value-type="string">
            <text:p>.\..\..\gfx\sprites\background\map_35.sprite</text:p>
          </table:table-cell>
          <table:table-cell office:value-type="float" office:value="3603">
            <text:p>360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andle_light_y_ani</text:p>
          </table:table-cell>
          <table:table-cell office:value-type="string">
            <text:p>.\..\..\gfx\sprites\background\map_35.sprite</text:p>
          </table:table-cell>
          <table:table-cell office:value-type="float" office:value="3604">
            <text:p>360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candle_light_r_ani</text:p>
          </table:table-cell>
          <table:table-cell office:value-type="string">
            <text:p>.\..\..\gfx\sprites\background\map_35.sprite</text:p>
          </table:table-cell>
          <table:table-cell office:value-type="float" office:value="3605">
            <text:p>3605</text:p>
          </table:table-cell>
          <table:table-cell table:number-columns-repeated="2" table:style-name="Default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Normal_5f_" style:display-name="Normal_" style:family="table-cell" style:parent-style-name="Default">
      <style:table-cell-properties style:vertical-align="bottom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5">2009-06-15</text:date>, <text:time>10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6-12-14T14:26:19</meta:creation-date>
    <dc:date>2009-06-15T10:44:30.32</dc:date>
    <dc:language>en-GB</dc:language>
    <meta:editing-cycles>38</meta:editing-cycles>
    <meta:editing-duration>PT05H11M59S</meta:editing-duration>
    <meta:document-statistic meta:table-count="1" meta:cell-count="504" meta:object-count="0"/>
    <meta:user-defined meta:name="Info 2"/>
    <meta:user-defined meta:name="Info 3"/>
    <meta:user-defined meta:name="Info 4"/>
    <meta:user-defined meta:name="Version">11.6568</meta:user-defined>
  </office:meta>
</office:document-meta>
</file>